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8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8902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3.4984in"/>
    </style:style>
    <style:style style:name="co7" style:family="table-column">
      <style:table-column-properties fo:break-before="auto" style:column-width="5.1173in"/>
    </style:style>
    <style:style style:name="co8" style:family="table-column">
      <style:table-column-properties fo:break-before="auto" style:column-width="11.5508in"/>
    </style:style>
    <style:style style:name="co9" style:family="table-column">
      <style:table-column-properties fo:break-before="auto" style:column-width="1.6654in"/>
    </style:style>
    <style:style style:name="co10" style:family="table-column">
      <style:table-column-properties fo:break-before="auto" style:column-width="5.8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Dtype</text:p>
          </table:table-cell>
          <table:table-cell table:style-name="ce1" office:value-type="string" calcext:value-type="string">
            <text:p>percent_missing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preprocess_action</text:p>
          </table:table-cell>
          <table:table-cell table:style-name="ce1" office:value-type="string" calcext:value-type="string">
            <text:p>preprocess_comment</text:p>
          </table:table-cell>
          <table:table-cell table:style-name="ce1" office:value-type="string" calcext:value-type="string">
            <text:p>new_feature_name</text:p>
          </table:table-cell>
          <table:table-cell table:style-name="ce1" office:value-type="string" calcext:value-type="string">
            <text:p>new_feature_logic</text:p>
          </table:table-cell>
          <table:table-cell table:style-name="ce1" office:value-type="string" calcext:value-type="string">
            <text:p>Categorical class</text:p>
          </table:table-cell>
          <table:table-cell table:style-name="ce1" office:value-type="string" calcext:value-type="string">
            <text:p>embedding</text:p>
          </table:table-cell>
        </table:table-row>
        <table:table-row table:style-name="ro1">
          <table:table-cell table:style-name="ce1" office:value-type="string" calcext:value-type="string">
            <text:p>CASE_NUMBER</text:p>
          </table:table-cell>
          <table:table-cell office:value-type="string" calcext:value-type="string">
            <text:p>obj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High Cardinality, threshold 8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ASE_STATUS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74550336254" calcext:value-type="float">
            <text:p>99.9974550336254</text:p>
          </table:table-cell>
          <table:table-cell office:value-type="string" calcext:value-type="string">
            <text:p>Pop column into a separate list</text:p>
          </table:table-cell>
          <table:table-cell office:value-type="string" calcext:value-type="string">
            <text:p>Target feature</text:p>
          </table:table-cell>
          <table:table-cell table:number-columns-repeated="2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RECEIVED_DATE</text:p>
          </table:table-cell>
          <table:table-cell office:value-type="string" calcext:value-type="string">
            <text:p>datetime64[ns]</text:p>
          </table:table-cell>
          <table:table-cell office:value-type="float" office:value="0" calcext:value-type="float">
            <text:p>0</text:p>
          </table:table-cell>
          <table:table-cell office:value-type="float" office:value="99.8975651034211" calcext:value-type="float">
            <text:p>99.897565103421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PROCESSING_DAYS</text:p>
          </table:table-cell>
          <table:table-cell office:value-type="string" calcext:value-type="string">
            <text:p>days(DECISION_DATE-RECEIVED_DATE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ECISION_DATE</text:p>
          </table:table-cell>
          <table:table-cell office:value-type="string" calcext:value-type="string">
            <text:p>datetime64[ns]</text:p>
          </table:table-cell>
          <table:table-cell office:value-type="float" office:value="0" calcext:value-type="float">
            <text:p>0</text:p>
          </table:table-cell>
          <table:table-cell office:value-type="float" office:value="99.9440107397581" calcext:value-type="float">
            <text:p>99.944010739758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PROCESSING_DAYS</text:p>
          </table:table-cell>
          <table:table-cell office:value-type="string" calcext:value-type="string">
            <text:p>days(DECISION_DATE-RECEIVED_DATE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IGINAL_CERT_DATE</text:p>
          </table:table-cell>
          <table:table-cell office:value-type="string" calcext:value-type="string">
            <text:p>datetime64[ns]</text:p>
          </table:table-cell>
          <table:table-cell office:value-type="float" office:value="98.1650792438905" calcext:value-type="float">
            <text:p>98.1650792438905</text:p>
          </table:table-cell>
          <table:table-cell office:value-type="float" office:value="99.9223785255737" calcext:value-type="float">
            <text:p>99.922378525573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VISA_CLASS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74550336254" calcext:value-type="float">
            <text:p>99.9974550336254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JOB_TITL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68.9380491560255" calcext:value-type="float">
            <text:p>68.938049156025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High Cardinality, threshold 8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OC_COD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5616295419697" calcext:value-type="float">
            <text:p>99.561629541969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SOC_CODE_2,SOC_CODE_4</text:p>
          </table:table-cell>
          <table:table-cell office:value-type="string" calcext:value-type="string">
            <text:p>SOC_CODE.split('-')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SOC_TITL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5966228296209" calcext:value-type="float">
            <text:p>99.5966228296209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FULL_TIME_POSITION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87275168127" calcext:value-type="float">
            <text:p>99.9987275168127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BEGIN_DATE</text:p>
          </table:table-cell>
          <table:table-cell office:value-type="string" calcext:value-type="string">
            <text:p>datetime64[ns]</text:p>
          </table:table-cell>
          <table:table-cell office:value-type="float" office:value="0" calcext:value-type="float">
            <text:p>0</text:p>
          </table:table-cell>
          <table:table-cell office:value-type="float" office:value="99.7792241670007" calcext:value-type="float">
            <text:p>99.779224167000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VALIDITY_DAYS</text:p>
          </table:table-cell>
          <table:table-cell office:value-type="string" calcext:value-type="string">
            <text:p>days(END_DATE-BEGIN_DATE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ND_DATE</text:p>
          </table:table-cell>
          <table:table-cell office:value-type="string" calcext:value-type="string">
            <text:p>datetime64[ns]</text:p>
          </table:table-cell>
          <table:table-cell office:value-type="float" office:value="0" calcext:value-type="float">
            <text:p>0</text:p>
          </table:table-cell>
          <table:table-cell office:value-type="float" office:value="99.2282389468929" calcext:value-type="float">
            <text:p>99.228238946892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VALIDITY_DAYS</text:p>
          </table:table-cell>
          <table:table-cell office:value-type="string" calcext:value-type="string">
            <text:p>days(END_DATE-BEGIN_DATE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OTAL_WORKER_POSITIONS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726416114727" calcext:value-type="float">
            <text:p>99.9726416114727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NEW_EMPLOYMENT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7391409466" calcext:value-type="float">
            <text:p>99.97391409466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NTINUED_EMPLOYMENT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885476513142" calcext:value-type="float">
            <text:p>99.9885476513142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HANGE_PREVIOUS_EMPLOYMENT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923651008761" calcext:value-type="float">
            <text:p>99.992365100876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NEW_CONCURRENT_EMPLOYMENT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96182550438" calcext:value-type="float">
            <text:p>99.99618255043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HANGE_EMPLOYER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910926176888" calcext:value-type="float">
            <text:p>99.991092617688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MENDED_PETITION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9923651008761" calcext:value-type="float">
            <text:p>99.992365100876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MPLOYER_NAME</text:p>
          </table:table-cell>
          <table:table-cell office:value-type="string" calcext:value-type="string">
            <text:p>object</text:p>
          </table:table-cell>
          <table:table-cell office:value-type="float" office:value="0.000636241593657944" calcext:value-type="float">
            <text:p>0.000636241593658</text:p>
          </table:table-cell>
          <table:table-cell office:value-type="float" office:value="83.2541212549229" calcext:value-type="float">
            <text:p>83.2541212549229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 for CONCAT(EMPLOYER_NAME,EMPLOYER_STATE)</text:p>
          </table:table-cell>
        </table:table-row>
        <table:table-row table:style-name="ro2">
          <table:table-cell table:style-name="ce1" office:value-type="string" calcext:value-type="string">
            <text:p>TRADE_NAME_DBA</text:p>
          </table:table-cell>
          <table:table-cell office:value-type="string" calcext:value-type="string">
            <text:p>object</text:p>
          </table:table-cell>
          <table:table-cell office:value-type="float" office:value="85.3638983794927" calcext:value-type="float">
            <text:p>85.3638983794927</text:p>
          </table:table-cell>
          <table:table-cell office:value-type="float" office:value="97.4092242306249" calcext:value-type="float">
            <text:p>97.409224230624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ADDRESS1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84.8001883275117" calcext:value-type="float">
            <text:p>84.800188327511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ADDRESS2</text:p>
          </table:table-cell>
          <table:table-cell office:value-type="string" calcext:value-type="string">
            <text:p>object</text:p>
          </table:table-cell>
          <table:table-cell office:value-type="float" office:value="54.4902750472409" calcext:value-type="float">
            <text:p>54.4902750472409</text:p>
          </table:table-cell>
          <table:table-cell office:value-type="float" office:value="96.8009772670879" calcext:value-type="float">
            <text:p>96.800977267087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CIT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7.1197343055105" calcext:value-type="float">
            <text:p>97.119734305510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STAT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650067123488" calcext:value-type="float">
            <text:p>99.965006712348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STAL_COD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6.2741692275391" calcext:value-type="float">
            <text:p>96.2741692275391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EMPLOYER_COUNTR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87275168127" calcext:value-type="float">
            <text:p>99.998727516812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office:value-type="string" calcext:value-type="string">
            <text:p>USA_YN</text:p>
          </table:table-cell>
          <table:table-cell office:value-type="string" calcext:value-type="string">
            <text:p>IF EMPLOYER_COUNTRY==USA THEN Y ELSE N END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EMPLOYER_PROVINCE</text:p>
          </table:table-cell>
          <table:table-cell office:value-type="string" calcext:value-type="string">
            <text:p>object</text:p>
          </table:table-cell>
          <table:table-cell office:value-type="float" office:value="91.0162686975498" calcext:value-type="float">
            <text:p>91.0162686975498</text:p>
          </table:table-cell>
          <table:table-cell office:value-type="float" office:value="99.9300134246976" calcext:value-type="float">
            <text:p>99.9300134246976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HONE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85.264644690882" calcext:value-type="float">
            <text:p>85.26464469088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HONE_EXT</text:p>
          </table:table-cell>
          <table:table-cell office:value-type="string" calcext:value-type="string">
            <text:p>float64</text:p>
          </table:table-cell>
          <table:table-cell office:value-type="float" office:value="92.9593505245812" calcext:value-type="float">
            <text:p>92.9593505245812</text:p>
          </table:table-cell>
          <table:table-cell office:value-type="float" office:value="99.7334147722573" calcext:value-type="float">
            <text:p>99.7334147722573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AICS_CODE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99.0799946555706" calcext:value-type="float">
            <text:p>99.0799946555706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EMPLOYER_POC_LAST_NAME</text:p>
          </table:table-cell>
          <table:table-cell office:value-type="string" calcext:value-type="string">
            <text:p>object</text:p>
          </table:table-cell>
          <table:table-cell office:value-type="float" office:value="0.00127248318731589" calcext:value-type="float">
            <text:p>0.001272483187316</text:p>
          </table:table-cell>
          <table:table-cell office:value-type="float" office:value="89.1247224396048" calcext:value-type="float">
            <text:p>89.124722439604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FIRST_NAME</text:p>
          </table:table-cell>
          <table:table-cell office:value-type="string" calcext:value-type="string">
            <text:p>object</text:p>
          </table:table-cell>
          <table:table-cell office:value-type="float" office:value="0.00763489912389533" calcext:value-type="float">
            <text:p>0.007634899123895</text:p>
          </table:table-cell>
          <table:table-cell office:value-type="float" office:value="93.5415115827782" calcext:value-type="float">
            <text:p>93.541511582778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MIDDLE_NAME</text:p>
          </table:table-cell>
          <table:table-cell office:value-type="string" calcext:value-type="string">
            <text:p>object</text:p>
          </table:table-cell>
          <table:table-cell office:value-type="float" office:value="82.0688031659382" calcext:value-type="float">
            <text:p>82.0688031659382</text:p>
          </table:table-cell>
          <table:table-cell office:value-type="float" office:value="99.174158411432" calcext:value-type="float">
            <text:p>99.17415841143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JOB_TITL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4.0301451267075" calcext:value-type="float">
            <text:p>94.030145126707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ADDRESS1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84.4337131695647" calcext:value-type="float">
            <text:p>84.433713169564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ADDRESS2</text:p>
          </table:table-cell>
          <table:table-cell office:value-type="string" calcext:value-type="string">
            <text:p>object</text:p>
          </table:table-cell>
          <table:table-cell office:value-type="float" office:value="54.1524307610086" calcext:value-type="float">
            <text:p>54.1524307610086</text:p>
          </table:table-cell>
          <table:table-cell office:value-type="float" office:value="96.5693853269964" calcext:value-type="float">
            <text:p>96.569385326996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CIT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7.0306604823984" calcext:value-type="float">
            <text:p>97.030660482398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STATE</text:p>
          </table:table-cell>
          <table:table-cell office:value-type="string" calcext:value-type="string">
            <text:p>object</text:p>
          </table:table-cell>
          <table:table-cell office:value-type="float" office:value="0.0521718106799514" calcext:value-type="float">
            <text:p>0.052171810679951</text:p>
          </table:table-cell>
          <table:table-cell office:value-type="float" office:value="99.9637342291615" calcext:value-type="float">
            <text:p>99.963734229161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POSTAL_COD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6.2665343284152" calcext:value-type="float">
            <text:p>96.266534328415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COUNTR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17288592824" calcext:value-type="float">
            <text:p>99.991728859282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PROVINCE</text:p>
          </table:table-cell>
          <table:table-cell office:value-type="string" calcext:value-type="string">
            <text:p>object</text:p>
          </table:table-cell>
          <table:table-cell office:value-type="float" office:value="99.8135812130582" calcext:value-type="float">
            <text:p>99.8135812130582</text:p>
          </table:table-cell>
          <table:table-cell office:value-type="float" office:value="99.9732778530664" calcext:value-type="float">
            <text:p>99.973277853066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PHONE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85.1106742252168" calcext:value-type="float">
            <text:p>85.110674225216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PHONE_EXT</text:p>
          </table:table-cell>
          <table:table-cell office:value-type="string" calcext:value-type="string">
            <text:p>float64</text:p>
          </table:table-cell>
          <table:table-cell office:value-type="float" office:value="92.5432485223289" calcext:value-type="float">
            <text:p>92.5432485223289</text:p>
          </table:table-cell>
          <table:table-cell office:value-type="float" office:value="99.611256386275" calcext:value-type="float">
            <text:p>99.61125638627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MPLOYER_POC_EMAIL</text:p>
          </table:table-cell>
          <table:table-cell office:value-type="string" calcext:value-type="string">
            <text:p>object</text:p>
          </table:table-cell>
          <table:table-cell office:value-type="float" office:value="1.83555699770317" calcext:value-type="float">
            <text:p>1.83555699770317</text:p>
          </table:table-cell>
          <table:table-cell office:value-type="float" office:value="84.1887601560064" calcext:value-type="float">
            <text:p>84.188760156006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REPRESENTING_EMPLOYER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87275168127" calcext:value-type="float">
            <text:p>99.9987275168127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AGENT_ATTORNEY_LAST_NAME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7.3939544323771" calcext:value-type="float">
            <text:p>97.393954432377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FIRST_NAME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8.1472644792681" calcext:value-type="float">
            <text:p>98.147264479268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MIDDLE_NAME</text:p>
          </table:table-cell>
          <table:table-cell office:value-type="string" calcext:value-type="string">
            <text:p>object</text:p>
          </table:table-cell>
          <table:table-cell office:value-type="float" office:value="58.8332601655501" calcext:value-type="float">
            <text:p>58.8332601655501</text:p>
          </table:table-cell>
          <table:table-cell office:value-type="float" office:value="98.8229530517328" calcext:value-type="float">
            <text:p>98.822953051732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ADDRESS1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6.8009772670879" calcext:value-type="float">
            <text:p>96.800977267087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ADDRESS2</text:p>
          </table:table-cell>
          <table:table-cell office:value-type="string" calcext:value-type="string">
            <text:p>object</text:p>
          </table:table-cell>
          <table:table-cell office:value-type="float" office:value="41.5166727109618" calcext:value-type="float">
            <text:p>41.5166727109618</text:p>
          </table:table-cell>
          <table:table-cell office:value-type="float" office:value="95.9744994369262" calcext:value-type="float">
            <text:p>95.974499436926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CITY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9.2657772009187" calcext:value-type="float">
            <text:p>99.265777200918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STATE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9.9637342291615" calcext:value-type="float">
            <text:p>99.963734229161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POSTAL_CODE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8.5722738638316" calcext:value-type="float">
            <text:p>98.5722738638316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COUNTRY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9.9968187920317" calcext:value-type="float">
            <text:p>99.996818792031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PROVINCE</text:p>
          </table:table-cell>
          <table:table-cell office:value-type="string" calcext:value-type="string">
            <text:p>object</text:p>
          </table:table-cell>
          <table:table-cell office:value-type="float" office:value="96.9918497451853" calcext:value-type="float">
            <text:p>96.9918497451853</text:p>
          </table:table-cell>
          <table:table-cell office:value-type="float" office:value="99.9611892627869" calcext:value-type="float">
            <text:p>99.961189262786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PHONE</text:p>
          </table:table-cell>
          <table:table-cell office:value-type="string" calcext:value-type="string">
            <text:p>float64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7.8278711992518" calcext:value-type="float">
            <text:p>97.827871199251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PHONE_EXT</text:p>
          </table:table-cell>
          <table:table-cell office:value-type="string" calcext:value-type="string">
            <text:p>float64</text:p>
          </table:table-cell>
          <table:table-cell office:value-type="float" office:value="94.4888753157349" calcext:value-type="float">
            <text:p>94.4888753157349</text:p>
          </table:table-cell>
          <table:table-cell office:value-type="float" office:value="99.8523919502714" calcext:value-type="float">
            <text:p>99.852391950271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ENT_ATTORNEY_EMAIL_ADDRESS</text:p>
          </table:table-cell>
          <table:table-cell office:value-type="string" calcext:value-type="string">
            <text:p>object</text:p>
          </table:table-cell>
          <table:table-cell office:value-type="float" office:value="25.4999268322167" calcext:value-type="float">
            <text:p>25.4999268322167</text:p>
          </table:table-cell>
          <table:table-cell office:value-type="float" office:value="95.8402524606644" calcext:value-type="float">
            <text:p>95.840252460664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AWFIRM_NAME_BUSINESS_NAME</text:p>
          </table:table-cell>
          <table:table-cell office:value-type="string" calcext:value-type="string">
            <text:p>object</text:p>
          </table:table-cell>
          <table:table-cell office:value-type="float" office:value="25.4611160950036" calcext:value-type="float">
            <text:p>25.4611160950036</text:p>
          </table:table-cell>
          <table:table-cell office:value-type="float" office:value="97.323331615481" calcext:value-type="float">
            <text:p>97.32333161548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TATE_OF_HIGHEST_COURT</text:p>
          </table:table-cell>
          <table:table-cell office:value-type="string" calcext:value-type="string">
            <text:p>object</text:p>
          </table:table-cell>
          <table:table-cell office:value-type="float" office:value="25.5565523340523" calcext:value-type="float">
            <text:p>25.5565523340523</text:p>
          </table:table-cell>
          <table:table-cell office:value-type="float" office:value="99.9650067123488" calcext:value-type="float">
            <text:p>99.965006712348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AME_OF_HIGHEST_STATE_COURT</text:p>
          </table:table-cell>
          <table:table-cell office:value-type="string" calcext:value-type="string">
            <text:p>object</text:p>
          </table:table-cell>
          <table:table-cell office:value-type="float" office:value="25.5629147499889" calcext:value-type="float">
            <text:p>25.5629147499889</text:p>
          </table:table-cell>
          <table:table-cell office:value-type="float" office:value="99.1919731760544" calcext:value-type="float">
            <text:p>99.191973176054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WORKERS</text:p>
          </table:table-cell>
          <table:table-cell office:value-type="string" calcext:value-type="string">
            <text:p>float64</text:p>
          </table:table-cell>
          <table:table-cell office:value-type="float" office:value="0.00127248318731589" calcext:value-type="float">
            <text:p>0.001272483187316</text:p>
          </table:table-cell>
          <table:table-cell office:value-type="float" office:value="99.9720053698791" calcext:value-type="float">
            <text:p>99.972005369879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CONDARY_ENTIT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87275168127" calcext:value-type="float">
            <text:p>99.9987275168127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SECONDARY_ENTITY_BUSINESS_NAME</text:p>
          </table:table-cell>
          <table:table-cell office:value-type="string" calcext:value-type="string">
            <text:p>object</text:p>
          </table:table-cell>
          <table:table-cell office:value-type="float" office:value="71.1438987612376" calcext:value-type="float">
            <text:p>71.1438987612376</text:p>
          </table:table-cell>
          <table:table-cell office:value-type="float" office:value="90.0192781202878" calcext:value-type="float">
            <text:p>90.019278120287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ADDRESS1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61.8165969982122" calcext:value-type="float">
            <text:p>61.816596998212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ADDRESS2</text:p>
          </table:table-cell>
          <table:table-cell office:value-type="string" calcext:value-type="string">
            <text:p>object</text:p>
          </table:table-cell>
          <table:table-cell office:value-type="float" office:value="74.521069140374" calcext:value-type="float">
            <text:p>74.521069140374</text:p>
          </table:table-cell>
          <table:table-cell office:value-type="float" office:value="94.0937692860733" calcext:value-type="float">
            <text:p>94.0937692860733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CITY</text:p>
          </table:table-cell>
          <table:table-cell office:value-type="string" calcext:value-type="string">
            <text:p>object</text:p>
          </table:table-cell>
          <table:table-cell office:value-type="float" office:value="0.00254496637463178" calcext:value-type="float">
            <text:p>0.002544966374632</text:p>
          </table:table-cell>
          <table:table-cell office:value-type="float" office:value="95.3586175742653" calcext:value-type="float">
            <text:p>95.3586175742653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COUNTY</text:p>
          </table:table-cell>
          <table:table-cell office:value-type="string" calcext:value-type="string">
            <text:p>object</text:p>
          </table:table-cell>
          <table:table-cell office:value-type="float" office:value="0.0470818779306878" calcext:value-type="float">
            <text:p>0.047081877930688</text:p>
          </table:table-cell>
          <table:table-cell office:value-type="float" office:value="99.2027892831466" calcext:value-type="float">
            <text:p>99.2027892831466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STAT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643704707552" calcext:value-type="float">
            <text:p>99.964370470755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RKSITE_POSTAL_CODE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4.8203571860307" calcext:value-type="float">
            <text:p>94.820357186030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EMPLOYER_WORKSITE_YN</text:p>
          </table:table-cell>
          <table:table-cell office:value-type="string" calcext:value-type="string">
            <text:p>IF EMPLOYER_POSTAL_CODE==WORKSITE_POSTAL_CODE THEN Y ELSE N E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WAGE_RATE_OF_PAY_FROM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float" office:value="84.0169749257188" calcext:value-type="float">
            <text:p>84.016974925718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WAGE_RATE_OF_PAY_FROM_HR;WAGE_ABOVE_PREVAILING_HR</text:p>
          </table:table-cell>
          <table:table-cell office:value-type="string" calcext:value-type="string">
            <text:p>if WAGE_UNIT_OF_PAY=Hour ignore, if Month then WAGE/172, if Year then WAGE/2067;WAGE_RATE_OF_PAY_FROM_HR-PREVAILING_WAGE_HR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AGE_RATE_OF_PAY_TO</text:p>
          </table:table-cell>
          <table:table-cell office:value-type="string" calcext:value-type="string">
            <text:p>float64</text:p>
          </table:table-cell>
          <table:table-cell office:value-type="float" office:value="66.3911740566128" calcext:value-type="float">
            <text:p>66.3911740566128</text:p>
          </table:table-cell>
          <table:table-cell office:value-type="float" office:value="93.6178605740172" calcext:value-type="float">
            <text:p>93.6178605740172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GE_UNIT_OF_PA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68187920317" calcext:value-type="float">
            <text:p>99.996818792031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REVAILING_WAGE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float" office:value="92.2143116184077" calcext:value-type="float">
            <text:p>92.214311618407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PREVAILING_WAGE_HR;WAGE_ABOVE_PREVAILING_HR</text:p>
          </table:table-cell>
          <table:table-cell office:value-type="string" calcext:value-type="string">
            <text:p>if PW_UNIT_OF_PAY=Hour ignore, if Month then WAGE/172, if Year then WAGE/2067;WAGE_RATE_OF_PAY_FROM_HR-PREVAILING_WAGE_HR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W_UNIT_OF_PAY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68187920317" calcext:value-type="float">
            <text:p>99.996818792031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Not Usefu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W_TRACKING_NUMBER</text:p>
          </table:table-cell>
          <table:table-cell office:value-type="string" calcext:value-type="string">
            <text:p>object</text:p>
          </table:table-cell>
          <table:table-cell office:value-type="float" office:value="99.7874953077183" calcext:value-type="float">
            <text:p>99.7874953077183</text:p>
          </table:table-cell>
          <table:table-cell office:value-type="float" office:value="99.8097637634963" calcext:value-type="float">
            <text:p>99.8097637634963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W_WAGE_LEVEL</text:p>
          </table:table-cell>
          <table:table-cell office:value-type="string" calcext:value-type="string">
            <text:p>object</text:p>
          </table:table-cell>
          <table:table-cell office:value-type="float" office:value="5.48631126211245" calcext:value-type="float">
            <text:p>5.48631126211245</text:p>
          </table:table-cell>
          <table:table-cell office:value-type="float" office:value="99.9968187920317" calcext:value-type="float">
            <text:p>99.9968187920317</text:p>
          </table:table-cell>
          <table:table-cell table:number-columns-repeated="4"/>
          <table:table-cell office:value-type="string" calcext:value-type="string">
            <text:p>Ordinal</text:p>
          </table:table-cell>
          <table:table-cell office:value-type="string" calcext:value-type="string">
            <text:p>Standardized random in increasing order</text:p>
          </table:table-cell>
        </table:table-row>
        <table:table-row table:style-name="ro2">
          <table:table-cell table:style-name="ce1" office:value-type="string" calcext:value-type="string">
            <text:p>PW_OES_YEAR</text:p>
          </table:table-cell>
          <table:table-cell office:value-type="string" calcext:value-type="string">
            <text:p>object</text:p>
          </table:table-cell>
          <table:table-cell office:value-type="float" office:value="5.0256723483041" calcext:value-type="float">
            <text:p>5.0256723483041</text:p>
          </table:table-cell>
          <table:table-cell office:value-type="float" office:value="99.9974550336254" calcext:value-type="float">
            <text:p>99.997455033625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SURVEY_YEAR </text:p>
          </table:table-cell>
          <table:table-cell office:value-type="string" calcext:value-type="string">
            <text:p>if OES_YN ==Y then extract year from first date of PW_OES_YEAR else PW_OTHER_YEAR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Standardized random in increasing order</text:p>
          </table:table-cell>
        </table:table-row>
        <table:table-row table:style-name="ro2">
          <table:table-cell table:style-name="ce1" office:value-type="string" calcext:value-type="string">
            <text:p>PW_OTHER_SOURCE</text:p>
          </table:table-cell>
          <table:table-cell office:value-type="string" calcext:value-type="string">
            <text:p>object</text:p>
          </table:table-cell>
          <table:table-cell office:value-type="float" office:value="95.1855598607903" calcext:value-type="float">
            <text:p>95.1855598607903</text:p>
          </table:table-cell>
          <table:table-cell office:value-type="float" office:value="99.996182550438" calcext:value-type="float">
            <text:p>99.99618255043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OES_YN </text:p>
          </table:table-cell>
          <table:table-cell office:value-type="string" calcext:value-type="string">
            <text:p>if PW_OTHER_SOURCE is not NaN then N else 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PW_OTHER_YEAR</text:p>
          </table:table-cell>
          <table:table-cell office:value-type="string" calcext:value-type="string">
            <text:p>float64</text:p>
          </table:table-cell>
          <table:table-cell office:value-type="float" office:value="95.1900135519459" calcext:value-type="float">
            <text:p>95.1900135519459</text:p>
          </table:table-cell>
          <table:table-cell office:value-type="float" office:value="99.9942738256571" calcext:value-type="float">
            <text:p>99.994273825657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Feature engineering</text:p>
          </table:table-cell>
          <table:table-cell office:value-type="string" calcext:value-type="string">
            <text:p>SURVEY_YEAR </text:p>
          </table:table-cell>
          <table:table-cell office:value-type="string" calcext:value-type="string">
            <text:p>if OES_YN ==Y then extract year from first date of PW_OES_YEAR else PW_OTHER_YEAR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W_SURVEY_PUBLISHER</text:p>
          </table:table-cell>
          <table:table-cell office:value-type="string" calcext:value-type="string">
            <text:p>object</text:p>
          </table:table-cell>
          <table:table-cell office:value-type="float" office:value="95.8733370235346" calcext:value-type="float">
            <text:p>95.8733370235346</text:p>
          </table:table-cell>
          <table:table-cell office:value-type="float" office:value="99.6608832305803" calcext:value-type="float">
            <text:p>99.6608832305803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W_SURVEY_NAME</text:p>
          </table:table-cell>
          <table:table-cell office:value-type="string" calcext:value-type="string">
            <text:p>object</text:p>
          </table:table-cell>
          <table:table-cell office:value-type="float" office:value="95.8758819899092" calcext:value-type="float">
            <text:p>95.8758819899092</text:p>
          </table:table-cell>
          <table:table-cell office:value-type="float" office:value="99.2454174699217" calcext:value-type="float">
            <text:p>99.245417469921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OTAL_WORKSITE_LOCATIONS</text:p>
          </table:table-cell>
          <table:table-cell office:value-type="string" calcext:value-type="string">
            <text:p>float64</text:p>
          </table:table-cell>
          <table:table-cell office:value-type="float" office:value="0.00127248318731589" calcext:value-type="float">
            <text:p>0.001272483187316</text:p>
          </table:table-cell>
          <table:table-cell office:value-type="float" office:value="99.9930013424698" calcext:value-type="float">
            <text:p>99.993001342469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GREE_TO_LC_STATEMENT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office:value-type="float" office:value="99.9993637584064" calcext:value-type="float">
            <text:p>99.9993637584064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H-1B_DEPENDENT</text:p>
          </table:table-cell>
          <table:table-cell office:value-type="string" calcext:value-type="string">
            <text:p>object</text:p>
          </table:table-cell>
          <table:table-cell office:value-type="float" office:value="2.14477041222093" calcext:value-type="float">
            <text:p>2.14477041222093</text:p>
          </table:table-cell>
          <table:table-cell office:value-type="float" office:value="99.998091275219" calcext:value-type="float">
            <text:p>99.998091275219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WILLFUL_VIOLATOR</text:p>
          </table:table-cell>
          <table:table-cell office:value-type="string" calcext:value-type="string">
            <text:p>object</text:p>
          </table:table-cell>
          <table:table-cell office:value-type="float" office:value="2.14604289540824" calcext:value-type="float">
            <text:p>2.14604289540824</text:p>
          </table:table-cell>
          <table:table-cell office:value-type="float" office:value="99.998091275219" calcext:value-type="float">
            <text:p>99.998091275219</text:p>
          </table:table-cell>
          <table:table-cell table:number-columns-repeated="4"/>
          <table:table-cell office:value-type="string" calcext:value-type="string">
            <text:p>Binary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SUPPORT_H1B</text:p>
          </table:table-cell>
          <table:table-cell office:value-type="string" calcext:value-type="string">
            <text:p>object</text:p>
          </table:table-cell>
          <table:table-cell office:value-type="float" office:value="73.2555846105883" calcext:value-type="float">
            <text:p>73.2555846105883</text:p>
          </table:table-cell>
          <table:table-cell office:value-type="float" office:value="99.998091275219" calcext:value-type="float">
            <text:p>99.998091275219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TATUTORY_BASIS</text:p>
          </table:table-cell>
          <table:table-cell office:value-type="string" calcext:value-type="string">
            <text:p>object</text:p>
          </table:table-cell>
          <table:table-cell office:value-type="float" office:value="73.4019201771297" calcext:value-type="float">
            <text:p>73.4019201771297</text:p>
          </table:table-cell>
          <table:table-cell office:value-type="float" office:value="99.9974550336254" calcext:value-type="float">
            <text:p>99.9974550336254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PPENDIX_A_ATTACHED</text:p>
          </table:table-cell>
          <table:table-cell office:value-type="string" calcext:value-type="string">
            <text:p>object</text:p>
          </table:table-cell>
          <table:table-cell office:value-type="float" office:value="99.8994738282021" calcext:value-type="float">
            <text:p>99.8994738282021</text:p>
          </table:table-cell>
          <table:table-cell office:value-type="float" office:value="99.9987275168127" calcext:value-type="float">
            <text:p>99.9987275168127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UBLIC_DISCLOSURE</text:p>
          </table:table-cell>
          <table:table-cell office:value-type="string" calcext:value-type="string">
            <text:p>object</text:p>
          </table:table-cell>
          <table:table-cell office:value-type="float" office:value="0.0286308717146075" calcext:value-type="float">
            <text:p>0.028630871714608</text:p>
          </table:table-cell>
          <table:table-cell office:value-type="float" office:value="99.9974550336254" calcext:value-type="float">
            <text:p>99.9974550336254</text:p>
          </table:table-cell>
          <table:table-cell table:number-columns-repeated="4"/>
          <table:table-cell office:value-type="string" calcext:value-type="string">
            <text:p>Categorical</text:p>
          </table:table-cell>
          <table:table-cell office:value-type="string" calcext:value-type="string">
            <text:p>Standardized random</text:p>
          </table:table-cell>
        </table:table-row>
        <table:table-row table:style-name="ro2">
          <table:table-cell table:style-name="ce1" office:value-type="string" calcext:value-type="string">
            <text:p>PREPARER_LAST_NAME</text:p>
          </table:table-cell>
          <table:table-cell office:value-type="string" calcext:value-type="string">
            <text:p>object</text:p>
          </table:table-cell>
          <table:table-cell office:value-type="float" office:value="48.4262564180871" calcext:value-type="float">
            <text:p>48.4262564180871</text:p>
          </table:table-cell>
          <table:table-cell office:value-type="float" office:value="97.010936992995" calcext:value-type="float">
            <text:p>97.010936992995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REPARER_FIRST_NAME</text:p>
          </table:table-cell>
          <table:table-cell office:value-type="string" calcext:value-type="string">
            <text:p>object</text:p>
          </table:table-cell>
          <table:table-cell office:value-type="float" office:value="48.4262564180871" calcext:value-type="float">
            <text:p>48.4262564180871</text:p>
          </table:table-cell>
          <table:table-cell office:value-type="float" office:value="98.0715517296228" calcext:value-type="float">
            <text:p>98.0715517296228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REPARER_MIDDLE_INITIAL</text:p>
          </table:table-cell>
          <table:table-cell office:value-type="string" calcext:value-type="string">
            <text:p>object</text:p>
          </table:table-cell>
          <table:table-cell office:value-type="float" office:value="76.7440972686148" calcext:value-type="float">
            <text:p>76.7440972686148</text:p>
          </table:table-cell>
          <table:table-cell office:value-type="float" office:value="99.8918389290781" calcext:value-type="float">
            <text:p>99.891838929078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REPARER_BUSINESS_NAME</text:p>
          </table:table-cell>
          <table:table-cell office:value-type="string" calcext:value-type="string">
            <text:p>object</text:p>
          </table:table-cell>
          <table:table-cell office:value-type="float" office:value="46.8280175348183" calcext:value-type="float">
            <text:p>46.8280175348183</text:p>
          </table:table-cell>
          <table:table-cell office:value-type="float" office:value="97.617275231751" calcext:value-type="float">
            <text:p>97.61727523175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REPARER_EMAIL</text:p>
          </table:table-cell>
          <table:table-cell office:value-type="string" calcext:value-type="string">
            <text:p>object</text:p>
          </table:table-cell>
          <table:table-cell office:value-type="float" office:value="43.7505169462948" calcext:value-type="float">
            <text:p>43.7505169462948</text:p>
          </table:table-cell>
          <table:table-cell office:value-type="float" office:value="96.7818900192781" calcext:value-type="float">
            <text:p>96.7818900192781</text:p>
          </table:table-cell>
          <table:table-cell office:value-type="string" calcext:value-type="string">
            <text:p>Drop column</text:p>
          </table:table-cell>
          <table:table-cell office:value-type="string" calcext:value-type="string">
            <text:p>missing values&gt;=40.0% of total</text:p>
          </table:table-cell>
          <table:table-cell table:number-columns-repeated="4"/>
        </table:table-row>
        <table:table-row table:style-name="ro2" table:number-rows-repeated="104847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1-01-07T00:01:05</meta:creation-date>
    <dc:date>2021-01-06T16:08:09.706259743</dc:date>
    <meta:generator>LibreOffice/6.4.6.2$Linux_X86_64 LibreOffice_project/40$Build-2</meta:generator>
    <meta:editing-duration>PT5M9S</meta:editing-duration>
    <meta:editing-cycles>3</meta:editing-cycles>
    <meta:document-statistic meta:table-count="1" meta:cell-count="604" meta:object-count="0"/>
    <meta:user-defined meta:name="AppVersion">2.5</meta:user-defined>
  </office:meta>
</office:document-meta>
</file>